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erif1" svg:font-family="'Liberation Serif'" style:font-family-generic="roman"/>
    <style:font-face style:name="Lohit Hindi1" svg:font-family="'Lohit Hindi'" style:font-family-generic="system"/>
    <style:font-face style:name="WenQuanYi Zen Hei" svg:font-family="'WenQuanYi Zen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language="en" fo:country="US" style:font-size-asian="14pt" style:language-asian="zh" style:country-asian="CN" style:font-size-complex="14pt" style:language-complex="hi" style:country-complex="IN"/>
    </style:style>
    <style:style style:name="P3" style:family="paragraph" style:parent-style-name="Standard">
      <style:text-properties fo:font-size="14pt" officeooo:rsid="00185c0d" officeooo:paragraph-rsid="00185c0d" style:font-size-asian="14pt" style:font-size-complex="14pt"/>
    </style:style>
    <style:style style:name="T1" style:family="text">
      <style:text-properties officeooo:rsid="0018f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 important step in the process is the experience of mental silence because mental silence facilitates a unique, outside perspective on one's own mental activity.</text:p>
      <text:p text:style-name="P1"/>
      <text:p text:style-name="P1">How many of you are familiar with mental silence or thoughtless awareness, as a concept?</text:p>
      <text:p text:style-name="P1"/>
      <text:p text:style-name="P1">Central concern in scale development is validity: Does the scale measure what it claims to measure?</text:p>
      <text:p text:style-name="P1"/>
      <text:p text:style-name="P1">Validity: discriminative , convergent, predictive</text:p>
      <text:p text:style-name="P1"/>
      <text:p text:style-name="P1">The best evidence for predictive validity is clinical trials. If anybody wants to collaborate, let's get in touch.</text:p>
      <text:p text:style-name="P1"/>
      <text:p text:style-name="P3">Item Response Theory / <text:span text:style-name="T1">Item Factor Analysis</text:span></text:p>
      <text:p text:style-name="P1"/>
      <text:p text:style-name="P1">NOTA = Complete mental silence is not possible for anybody.</text:p>
      <text:p text:style-name="P1">NOTS = Complete mental silence is not possible for myself.</text:p>
      <text:p text:style-name="P1">MET = I have met, in person, someone who is convincingly familiar with complete mental silence.</text:p>
      <text:p text:style-name="P1">ACCI = I have experienced complete mental silence accidentally.</text:p>
      <text:p text:style-name="P1">SHAR = I have experienced complete mental silence with others in a shared context.</text:p>
      <text:p text:style-name="P1">CAUS = I can intentionally cause myself to experience complete mental silence.</text:p>
      <text:p text:style-name="P1">TEAC = I am able to teach other people how to experience complete mental silence.</text:p>
      <text:p text:style-name="P1">EVER = I believe that complete mental silence is possible for everybody.</text:p>
      <text:p text:style-name="P1">PAY = It is ethical to pay money in exchange for learning how to cause myself to experience complete mental silence.</text:p>
      <text:p text:style-name="P1">TT = I know how to train teachers who can teach people how to experience complete mental silence.</text:p>
      <text:p text:style-name="P1"/>
      <text:p text:style-name="P1">Talk about Contemplative Studies course at Uva</text:p>
      <text:p text:style-name="P1"/>
      <text:p text:style-name="P1">Need for more collaborations for predictive, discriminative , convergent validity</text:p>
      <text:p text:style-name="P1"/>
      <text:p text:style-name="P1">Clinical trials and also single occasion measurement</text:p>
      <text:p text:style-name="P1"/>
      <text:p text:style-name="P1">Easy publication with co-authorshi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Liberation Serif1" svg:font-family="'Liberation Serif'" style:font-family-generic="roman"/>
    <style:font-face style:name="Lohit Hindi1" svg:font-family="'Lohit Hindi'" style:font-family-generic="system"/>
    <style:font-face style:name="WenQuanYi Zen Hei" svg:font-family="'WenQuanYi Zen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Pritikin</meta:initial-creator>
    <meta:creation-date>2013-01-26T11:06:34</meta:creation-date>
    <dc:date>2013-03-01T15:46:30</dc:date>
    <dc:creator>Joshua Pritikin</dc:creator>
    <meta:editing-duration>PT3H29M3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1" meta:paragraph-count="20" meta:word-count="251" meta:character-count="1571" meta:non-whitespace-character-count="1340"/>
  </office:meta>
</office:document-meta>
</file>